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  <table:table-cell office:value-type="string">
            <text:p>eeprom pro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repalced chip, defect ee prom not yet temp calibrated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Prod 30mrt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-1.3425 25.2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-0.8250 24.3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<text:s/>-2.5125 24.3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125 24.3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6375 24.3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0750 24.3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1375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2000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7625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1375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6375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1.2625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750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1750 24.30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7625 24.300</text:p>
          </table:table-cell>
          <table:table-cell office:value-type="string">
            <text:p>y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3/31/2017</text:date>, <text:time>13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6M48S</meta:editing-duration>
    <meta:editing-cycles>5</meta:editing-cycles>
    <meta:generator>OpenOffice/4.1.1$Win32 OpenOffice.org_project/411m6$Build-9775</meta:generator>
    <dc:date>2017-03-31T13:47:27.20</dc:date>
    <dc:creator>Wim Beaumont</dc:creator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